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80000007F0C444B59.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Georgia" svg:font-family="Georgia"/>
    <style:font-face style:name="OpenSymbol" svg:font-family="OpenSymbol"/>
    <style:font-face style:name="Signet Roundhand ATT" svg:font-family="'Signet Roundhand ATT'"/>
    <style:font-face style:name="Verdana" svg:font-family="Verdana"/>
    <style:font-face style:name="Arial1" svg:font-family="Arial"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style>
    <style:style style:name="P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P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ab-stops>
          <style:tab-stop style:position="3in" style:type="center"/>
          <style:tab-stop style:position="6in" style:type="right"/>
        </style:tab-stops>
      </style:paragraph-properties>
    </style:style>
    <style:style style:name="P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style>
    <style:style style:name="P5"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P6"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font-name="Verdana" fo:font-size="11pt"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P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font-size="10pt" style:font-size-asian="10pt" style:font-size-complex="10pt"/>
    </style:style>
    <style:style style:name="P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font-name="Courier New" fo:font-size="10pt" fo:font-weight="bold" style:font-name-asian="Courier New" style:font-size-asian="10pt" style:font-weight-asian="bold" style:font-name-complex="Courier New" style:font-size-complex="10pt" style:font-weight-complex="bold"/>
    </style:style>
    <style:style style:name="P1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font-name="Courier New" fo:font-size="10pt" fo:font-weight="bold" officeooo:paragraph-rsid="001b304b" style:font-name-asian="Courier New" style:font-size-asian="10pt" style:font-weight-asian="bold" style:font-name-complex="Courier New" style:font-size-complex="10pt" style:font-weight-complex="bold"/>
    </style:style>
    <style:style style:name="P1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font-name="Courier New" fo:font-size="10pt" fo:font-weight="bold" officeooo:paragraph-rsid="001eef31" style:font-name-asian="Courier New" style:font-size-asian="10pt" style:font-weight-asian="bold" style:font-name-complex="Courier New" style:font-size-complex="10pt" style:font-weight-complex="bold"/>
    </style:style>
    <style:style style:name="P1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1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font-size="8pt" style:font-size-asian="8pt" style:font-size-complex="8pt"/>
    </style:style>
    <style:style style:name="P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background-color="#c0c0c0"/>
    </style:style>
    <style:style style:name="P1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style>
    <style:style style:name="P1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font-size="10pt" style:font-size-asian="10pt" style:font-size-complex="10pt"/>
    </style:style>
    <style:style style:name="P1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ff" style:font-name="Courier New" fo:font-size="10pt" fo:font-weight="bold" officeooo:paragraph-rsid="001b304b" style:font-name-asian="Courier New" style:font-size-asian="10pt" style:font-weight-asian="bold" style:font-name-complex="Courier New" style:font-size-complex="10pt" style:font-weight-complex="bold"/>
    </style:style>
    <style:style style:name="P1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page" style:writing-mode="lr-tb"/>
      <style:text-properties fo:background-color="#c0c0c0"/>
    </style:style>
    <style:style style:name="P19" style:family="paragraph" style:parent-style-name="Standard">
      <style:paragraph-properties fo:margin-left="0in" fo:margin-right="0in" fo:margin-top="0.0043in" fo:margin-bottom="0in" style:contextual-spacing="false" fo:line-height="100%" fo:text-align="justify" style:justify-single-word="false" fo:orphans="2" fo:widows="2" fo:text-indent="0in" style:auto-text-indent="false" fo:break-before="auto" fo:break-after="auto" style:writing-mode="lr-tb"/>
    </style:style>
    <style:style style:name="P20" style:family="paragraph" style:parent-style-name="Standard">
      <style:paragraph-properties fo:margin-left="0in" fo:margin-right="0in" fo:margin-top="0.0043in" fo:margin-bottom="0in" style:contextual-spacing="false" fo:line-height="100%" fo:text-align="justify" style:justify-single-word="false" fo:orphans="2" fo:widows="2" fo:text-indent="0in" style:auto-text-indent="false" fo:break-before="auto" fo:break-after="auto" style:writing-mode="lr-tb"/>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P21" style:family="paragraph" style:parent-style-name="Standard">
      <style:paragraph-properties fo:margin-left="0in" fo:margin-right="0in" fo:line-height="100%" fo:text-indent="0in" style:auto-text-indent="false" fo:break-before="auto" fo:break-after="auto" style:writing-mode="lr-tb"/>
      <style:text-properties fo:font-size="10pt" style:font-size-asian="10pt" style:font-size-complex="10pt"/>
    </style:style>
    <style:style style:name="P22" style:family="paragraph" style:parent-style-name="Standard">
      <style:paragraph-properties fo:margin-left="0in" fo:margin-right="0in" fo:line-height="100%" fo:text-indent="0in" style:auto-text-indent="false" style:writing-mode="lr-tb"/>
      <style:text-properties fo:font-size="10pt" officeooo:paragraph-rsid="001d9934" style:font-size-asian="10pt" style:font-size-complex="10pt"/>
    </style:style>
    <style:style style:name="P23" style:family="paragraph" style:parent-style-name="Standard">
      <style:paragraph-properties fo:margin-left="0.0161in" fo:margin-right="0in" fo:line-height="100%" fo:text-align="justify" style:justify-single-word="false" fo:text-indent="0in" style:auto-text-indent="false" fo:break-before="auto" fo:break-after="auto" style:writing-mode="lr-tb">
        <style:tab-stops>
          <style:tab-stop style:position="0.048in"/>
        </style:tab-stops>
      </style:paragraph-properties>
    </style:style>
    <style:style style:name="P24" style:family="paragraph" style:parent-style-name="Standard">
      <style:paragraph-properties fo:margin-left="0.0161in" fo:margin-right="0in" fo:margin-top="0in" fo:margin-bottom="0in" style:contextual-spacing="false" fo:line-height="100%" fo:text-align="justify" style:justify-single-word="false" fo:orphans="2" fo:widows="2" fo:text-indent="0in" style:auto-text-indent="false" fo:break-before="auto" fo:break-after="auto" style:writing-mode="lr-tb">
        <style:tab-stops>
          <style:tab-stop style:position="0.048in"/>
        </style:tab-stops>
      </style:paragraph-properties>
    </style:style>
    <style:style style:name="P25" style:family="paragraph" style:parent-style-name="Standard">
      <style:paragraph-properties fo:margin-left="0.0161in" fo:margin-right="0in" fo:margin-top="0in" fo:margin-bottom="0in" style:contextual-spacing="false" fo:line-height="100%" fo:text-align="justify" style:justify-single-word="false" fo:orphans="2" fo:widows="2" fo:text-indent="0in" style:auto-text-indent="false" fo:break-before="auto" fo:break-after="auto" style:writing-mode="lr-tb">
        <style:tab-stops>
          <style:tab-stop style:position="0.048in"/>
        </style:tab-stops>
      </style:paragraph-properties>
      <style:text-properties fo:background-color="#c0c0c0"/>
    </style:style>
    <style:style style:name="P26" style:family="paragraph" style:parent-style-name="Standard">
      <style:paragraph-properties fo:line-height="100%" fo:break-before="auto" fo:break-after="auto" style:writing-mode="lr-tb"/>
    </style:style>
    <style:style style:name="P27" style:family="paragraph" style:parent-style-name="Standard">
      <style:paragraph-properties fo:line-height="100%" fo:break-before="auto" fo:break-after="auto" style:writing-mode="lr-tb"/>
      <style:text-properties officeooo:paragraph-rsid="001b304b"/>
    </style:style>
    <style:style style:name="P28" style:family="paragraph" style:parent-style-name="Standard">
      <style:paragraph-properties fo:line-height="100%" fo:break-before="auto" fo:break-after="auto" style:writing-mode="lr-tb"/>
      <style:text-properties fo:font-size="10pt" style:font-size-asian="10pt" style:font-size-complex="10pt"/>
    </style:style>
    <style:style style:name="P29" style:family="paragraph" style:parent-style-name="Standard">
      <style:paragraph-properties fo:line-height="100%" fo:break-before="auto" fo:break-after="auto" style:writing-mode="lr-tb"/>
      <style:text-properties fo:font-size="10pt" officeooo:paragraph-rsid="001eef31" style:font-size-asian="10pt" style:font-size-complex="10pt"/>
    </style:style>
    <style:style style:name="P30" style:family="paragraph" style:parent-style-name="Standard">
      <style:paragraph-properties fo:line-height="100%" fo:break-before="auto" fo:break-after="auto" style:writing-mode="lr-tb"/>
      <style:text-properties fo:font-size="8pt" style:font-size-asian="8pt" style:font-size-complex="8pt"/>
    </style:style>
    <style:style style:name="P31" style:family="paragraph" style:parent-style-name="Standard">
      <style:paragraph-properties fo:line-height="100%" fo:break-before="auto" fo:break-after="auto" style:writing-mode="lr-tb"/>
      <style:text-properties fo:font-size="8pt" officeooo:paragraph-rsid="001b304b" style:font-size-asian="8pt" style:font-size-complex="8pt"/>
    </style:style>
    <style:style style:name="P32" style:family="paragraph" style:parent-style-name="Standard">
      <style:paragraph-properties fo:margin-left="0.4862in" fo:margin-right="0in" fo:line-height="100%" fo:text-indent="0in" style:auto-text-indent="false" fo:break-before="auto" fo:break-after="auto" style:writing-mode="lr-tb"/>
    </style:style>
    <style:style style:name="P33" style:family="paragraph" style:parent-style-name="Standard">
      <style:paragraph-properties fo:margin-left="0.4862in" fo:margin-right="0in" fo:line-height="100%" fo:text-indent="0in" style:auto-text-indent="false" fo:break-before="auto" fo:break-after="auto" style:writing-mode="lr-tb"/>
      <style:text-properties fo:font-size="10pt" style:font-size-asian="10pt" style:font-size-complex="10pt"/>
    </style:style>
    <style:style style:name="P34" style:family="paragraph" style:parent-style-name="Standard">
      <style:paragraph-properties fo:margin-top="0in" fo:margin-bottom="0in" style:contextual-spacing="false" fo:line-height="100%" fo:text-align="start" style:justify-single-word="false" fo:orphans="2" fo:widows="2" fo:break-before="auto" fo:break-after="auto" style:writing-mode="lr-tb"/>
      <style:text-properties fo:font-size="10pt" style:font-size-asian="10pt" style:font-size-complex="10pt"/>
    </style:style>
    <style:style style:name="P35" style:family="paragraph" style:parent-style-name="Standard">
      <style:paragraph-properties fo:margin-left="0.4862in" fo:margin-right="0in" fo:line-height="100%" fo:text-indent="-0.2291in" style:auto-text-indent="false" style:writing-mode="lr-tb">
        <style:tab-stops/>
      </style:paragraph-properties>
      <style:text-properties fo:font-size="10pt" style:font-size-asian="10pt" style:font-size-complex="10pt"/>
    </style:style>
    <style:style style:name="P36" style:family="paragraph" style:parent-style-name="Standard">
      <style:paragraph-properties fo:margin-left="0.4862in" fo:margin-right="0in" fo:line-height="100%" fo:text-indent="-0.2291in" style:auto-text-indent="false">
        <style:tab-stops/>
      </style:paragraph-properties>
      <style:text-properties fo:font-size="10pt" style:font-size-asian="10pt" style:font-size-complex="10pt"/>
    </style:style>
    <style:style style:name="P37" style:family="paragraph" style:parent-style-name="Standard">
      <style:paragraph-properties fo:line-height="100%" style:writing-mode="lr-tb"/>
      <style:text-properties fo:font-size="10pt" style:font-size-asian="10pt" style:font-size-complex="10pt"/>
    </style:style>
    <style:style style:name="P38" style:family="paragraph" style:parent-style-name="Standard">
      <style:paragraph-properties fo:line-height="100%" style:writing-mode="lr-tb"/>
      <style:text-properties style:font-name="Arial1" fo:font-size="10pt" fo:font-weight="normal" officeooo:rsid="001fe3df" officeooo:paragraph-rsid="001b304b" style:font-name-asian="Courier New" style:font-size-asian="10pt" style:font-weight-asian="normal" style:font-name-complex="Courier New" style:font-size-complex="10pt" style:font-weight-complex="normal"/>
    </style:style>
    <style:style style:name="P39" style:family="paragraph" style:parent-style-name="Standard">
      <style:paragraph-properties fo:margin-left="0.5in" fo:margin-right="0in" fo:line-height="100%" fo:text-indent="-0.25in" style:auto-text-indent="false" fo:break-before="auto" fo:break-after="auto" style:writing-mode="lr-tb"/>
      <style:text-properties fo:font-size="10pt" style:font-size-asian="10pt" style:font-size-complex="10pt"/>
    </style:style>
    <style:style style:name="P40" style:family="paragraph" style:parent-style-name="Standard">
      <style:paragraph-properties fo:margin-left="0.5in" fo:margin-right="0in" fo:line-height="100%" fo:text-indent="-0.25in" style:auto-text-indent="false" fo:break-before="page" style:writing-mode="lr-tb"/>
      <style:text-properties fo:font-size="10pt" style:font-size-asian="10pt" style:font-size-complex="10pt"/>
    </style:style>
    <style:style style:name="P41" style:family="paragraph" style:parent-style-name="Standard">
      <style:paragraph-properties fo:margin-top="0.0835in" fo:margin-bottom="0.0835in" style:contextual-spacing="false" fo:line-height="100%" fo:text-align="justify" style:justify-single-word="false" style:writing-mode="lr-tb">
        <style:tab-stops>
          <style:tab-stop style:position="0in"/>
        </style:tab-stops>
      </style:paragraph-properties>
      <style:text-properties style:font-name="Verdana" fo:background-color="#c0c0c0" style:font-name-asian="Verdana" style:font-name-complex="Verdana"/>
    </style:style>
    <style:style style:name="P42" style:family="paragraph" style:parent-style-name="Standard">
      <style:paragraph-properties fo:margin-left="0.25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style:font-name="Bitstream Charter" fo:font-size="9pt" fo:font-weight="normal" style:font-size-asian="9pt" style:font-weight-asian="normal" style:font-size-complex="9pt" style:font-weight-complex="normal"/>
    </style:style>
    <style:style style:name="P43" style:family="paragraph" style:parent-style-name="Standard">
      <style:paragraph-properties fo:margin-left="0.25in" fo:margin-right="0in" fo:margin-top="0in" fo:margin-bottom="0in" style:contextual-spacing="false" fo:line-height="100%" fo:text-align="start" style:justify-single-word="false" fo:orphans="2" fo:widows="2" fo:text-indent="0in" style:auto-text-indent="false" style:writing-mode="lr-tb"/>
      <style:text-properties style:font-name="Bitstream Charter" fo:font-size="9pt" fo:font-weight="normal" style:font-size-asian="9pt" style:font-weight-asian="normal" style:font-size-complex="9pt" style:font-weight-complex="normal"/>
    </style:style>
    <style:style style:name="P44" style:family="paragraph" style:parent-style-name="Standard" style:master-page-name="Standard">
      <style:paragraph-properties fo:margin-left="0in" fo:margin-right="0in" fo:margin-top="0in" fo:margin-bottom="0.139in" style:contextual-spacing="false" fo:line-height="115%" fo:text-align="start" style:justify-single-word="false" fo:text-indent="0in" style:auto-text-indent="false" style:page-number="auto" fo:break-before="auto" fo:break-after="auto" style:writing-mode="lr-tb"/>
    </style:style>
    <style:style style:name="P45" style:family="paragraph" style:parent-style-name="Standard" style:list-style-name="LS1">
      <style:paragraph-properties fo:margin-left="0in" fo:margin-right="0in" fo:margin-top="0in" fo:margin-bottom="0in" style:contextual-spacing="false" fo:line-height="100%" fo:text-indent="0in" style:auto-text-indent="false" fo:break-before="auto" fo:break-after="auto" style:writing-mode="lr-tb"/>
    </style:style>
    <style:style style:name="P46" style:family="paragraph" style:parent-style-name="Standard" style:list-style-name="LS1">
      <style:paragraph-properties fo:margin-left="0in" fo:margin-right="0in" fo:margin-top="0in" fo:margin-bottom="0in" style:contextual-spacing="false" fo:line-height="100%" fo:text-indent="0in" style:auto-text-indent="false" fo:break-before="auto" fo:break-after="auto" style:writing-mode="lr-tb">
        <style:tab-stops>
          <style:tab-stop style:position="0in"/>
        </style:tab-stops>
      </style:paragraph-properties>
      <style:text-properties fo:font-size="10pt" style:font-size-asian="10pt" style:font-size-complex="10pt"/>
    </style:style>
    <style:style style:name="P47" style:family="paragraph" style:parent-style-name="Standard" style:list-style-name="LS1">
      <style:paragraph-properties fo:margin-left="0in" fo:margin-right="0in" fo:margin-top="0in" fo:margin-bottom="0in" style:contextual-spacing="false" fo:line-height="100%" fo:text-indent="0in" style:auto-text-indent="false" fo:break-before="auto" fo:break-after="auto" style:writing-mode="lr-tb"/>
      <style:text-properties fo:font-size="10pt" style:font-size-asian="10pt" style:font-size-complex="10pt"/>
    </style:style>
    <style:style style:name="P48" style:family="paragraph" style:parent-style-name="Standard" style:list-style-name="LS1">
      <style:paragraph-properties fo:margin-left="0in" fo:margin-right="0in" fo:margin-top="0in" fo:margin-bottom="0in" style:contextual-spacing="false" fo:line-height="100%" fo:text-indent="0in" style:auto-text-indent="false" fo:break-before="auto" fo:break-after="auto" style:writing-mode="lr-tb">
        <style:tab-stops>
          <style:tab-stop style:position="0in"/>
        </style:tab-stops>
      </style:paragraph-properties>
      <style:text-properties style:font-name="Courier New" fo:font-size="10pt" fo:font-weight="normal" style:font-name-asian="Courier New" style:font-size-asian="10pt" style:font-weight-asian="normal" style:font-name-complex="Courier New" style:font-size-complex="10pt" style:font-weight-complex="normal"/>
    </style:style>
    <style:style style:name="P49" style:family="paragraph" style:parent-style-name="Standard" style:list-style-name="LS1">
      <style:paragraph-properties fo:margin-left="0in" fo:margin-right="0in" fo:margin-top="0in" fo:margin-bottom="0in" style:contextual-spacing="false" fo:line-height="100%" fo:text-indent="0in" style:auto-text-indent="false" style:writing-mode="lr-tb"/>
      <style:text-properties fo:font-size="10pt" style:font-size-asian="10pt" style:font-size-complex="10pt"/>
    </style:style>
    <style:style style:name="P50" style:family="paragraph" style:parent-style-name="Standard" style:list-style-name="LS1">
      <style:paragraph-properties fo:margin-left="0in" fo:margin-right="0in" fo:margin-top="0in" fo:margin-bottom="0in" style:contextual-spacing="false" fo:line-height="100%" fo:text-indent="0in" style:auto-text-indent="false" style:writing-mode="lr-tb">
        <style:tab-stops>
          <style:tab-stop style:position="0in"/>
        </style:tab-stops>
      </style:paragraph-properties>
      <style:text-properties fo:font-size="10pt" style:font-size-asian="10pt" style:font-size-complex="10pt"/>
    </style:style>
    <style:style style:name="P51" style:family="paragraph" style:parent-style-name="Standard" style:list-style-name="LS1">
      <style:paragraph-properties fo:margin-left="0in" fo:margin-right="0in" fo:margin-top="0in" fo:margin-bottom="0in" style:contextual-spacing="false" fo:line-height="100%" fo:text-indent="0in" style:auto-text-indent="false" style:writing-mode="lr-tb"/>
    </style:style>
    <style:style style:name="P52" style:family="paragraph" style:parent-style-name="Standard" style:master-page-name="Standard">
      <style:paragraph-properties fo:margin-left="0in" fo:margin-right="0in" fo:margin-top="0.0043in" fo:margin-bottom="0in" style:contextual-spacing="false" fo:line-height="100%" fo:text-align="justify" style:justify-single-word="false" fo:orphans="2" fo:widows="2" fo:text-indent="0in" style:auto-text-indent="false" style:page-number="auto" fo:break-before="auto" fo:break-after="auto" style:writing-mode="lr-tb"/>
    </style:style>
    <style:style style:name="P53" style:family="paragraph" style:parent-style-name="Standard" style:list-style-name="LS1">
      <style:paragraph-properties fo:margin-left="0in" fo:margin-right="0in" fo:line-height="100%" fo:text-indent="0in" style:auto-text-indent="false" fo:break-before="auto" fo:break-after="auto" style:writing-mode="lr-tb">
        <style:tab-stops>
          <style:tab-stop style:position="0.0102in"/>
        </style:tab-stops>
      </style:paragraph-properties>
      <style:text-properties fo:font-size="10pt" style:font-size-asian="10pt" style:font-size-complex="10pt"/>
    </style:style>
    <style:style style:name="P54" style:family="paragraph" style:parent-style-name="Standard" style:list-style-name="L1">
      <style:paragraph-properties fo:margin-top="0in" fo:margin-bottom="0in" style:contextual-spacing="false" fo:line-height="100%" fo:text-align="start" style:justify-single-word="false" fo:orphans="2" fo:widows="2" fo:break-before="auto" fo:break-after="auto" style:writing-mode="lr-tb"/>
    </style:style>
    <style:style style:name="P55" style:family="paragraph" style:parent-style-name="Standard" style:list-style-name="L2">
      <style:paragraph-properties fo:margin-top="0in" fo:margin-bottom="0in" style:contextual-spacing="false" fo:line-height="100%" fo:text-align="start" style:justify-single-word="false" fo:orphans="2" fo:widows="2" fo:break-before="auto" fo:break-after="auto" style:writing-mode="lr-tb"/>
      <style:text-properties fo:font-size="10pt" style:font-size-asian="10pt" style:font-size-complex="10pt"/>
    </style:style>
    <style:style style:name="P56" style:family="paragraph" style:parent-style-name="Standard">
      <style:paragraph-properties fo:margin-left="0.5in" fo:margin-right="0in" fo:line-height="100%" fo:text-indent="-0.25in" style:auto-text-indent="false" fo:break-before="auto" fo:break-after="auto" style:writing-mode="lr-tb"/>
      <style:text-properties fo:font-size="10pt" officeooo:rsid="0020c1a1" officeooo:paragraph-rsid="0020c1a1" style:font-size-asian="10pt" style:font-size-complex="10pt"/>
    </style:style>
    <style:style style:name="P57" style:family="paragraph" style:parent-style-name="Standard">
      <style:paragraph-properties fo:margin-left="0.5in" fo:margin-right="0in" fo:line-height="100%" fo:text-indent="-0.25in" style:auto-text-indent="false" style:writing-mode="lr-tb"/>
      <style:text-properties fo:font-size="10pt" officeooo:rsid="0020c1a1" officeooo:paragraph-rsid="0020c1a1" style:font-size-asian="10pt" style:font-size-complex="10pt"/>
    </style:style>
    <style:style style:name="P58" style:family="paragraph" style:parent-style-name="Standard" style:list-style-name="LS1">
      <style:paragraph-properties fo:margin-left="3.0209in" fo:margin-right="0in" fo:margin-top="0in" fo:margin-bottom="0in" style:contextual-spacing="false" fo:line-height="100%" fo:text-indent="0in" style:auto-text-indent="false" style:writing-mode="lr-tb">
        <style:tab-stops>
          <style:tab-stop style:position="0in"/>
        </style:tab-stops>
      </style:paragraph-properties>
      <style:text-properties style:font-name="Courier New" fo:font-size="10pt" fo:font-weight="bold" style:font-name-asian="Courier New" style:font-size-asian="10pt" style:font-weight-asian="bold" style:font-name-complex="Courier New" style:font-size-complex="10pt" style:font-weight-complex="bold"/>
    </style:style>
    <style:style style:name="T1" style:family="text">
      <style:text-properties fo:color="#000000" style:text-line-through-style="none" style:font-name="Signet Roundhand ATT" fo:font-size="12pt" fo:font-style="normal" style:text-underline-style="none" fo:font-weight="bold" style:font-name-asian="Signet Roundhand ATT" style:font-size-asian="12pt" style:font-style-asian="normal" style:font-weight-asian="bold" style:font-name-complex="Signet Roundhand ATT" style:font-size-complex="12pt" style:font-style-complex="normal" style:font-weight-complex="bold"/>
    </style:style>
    <style:style style:name="T2" style:family="text">
      <style:text-properties fo:color="#000000" style:text-line-through-style="none" style:font-name="Verdana" fo:font-size="11pt"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T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T4"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5" style:family="text">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T6"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7" style:family="text">
      <style:text-properties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T8" style:family="text">
      <style:text-properties style:font-name="Arial" fo:font-size="10pt" fo:font-weight="normal" style:font-name-asian="Arial" style:font-size-asian="10pt" style:font-weight-asian="normal" style:font-name-complex="Arial" style:font-size-complex="10pt" style:font-weight-complex="normal"/>
    </style:style>
    <style:style style:name="T9" style:family="text">
      <style:text-properties style:font-name="Arial" fo:font-size="10pt" fo:font-weight="bold" style:font-name-asian="Arial" style:font-size-asian="10pt" style:font-weight-asian="bold" style:font-name-complex="Arial" style:font-size-complex="10pt" style:font-weight-complex="bold"/>
    </style:style>
    <style:style style:name="T10"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style:font-size-asian="10pt" style:font-size-complex="10pt"/>
    </style:style>
    <style:style style:name="T13" style:family="text">
      <style:text-properties fo:font-size="10pt" officeooo:rsid="002172f9"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style:font-name="Courier New" fo:font-size="10pt" fo:font-weight="bold" officeooo:rsid="001fe3df" style:font-name-asian="Courier New" style:font-size-asian="10pt" style:font-weight-asian="bold" style:font-name-complex="Courier New" style:font-size-complex="10pt" style:font-weight-complex="bold"/>
    </style:style>
    <style:style style:name="T17"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style:font-name="Courier New" fo:font-weight="bold" style:font-name-asian="Courier New" style:font-weight-asian="bold" style:font-name-complex="Courier New" style:font-weight-complex="bold"/>
    </style:style>
    <style:style style:name="T19" style:family="text">
      <style:text-properties style:font-name="Courier New" fo:font-weight="normal" officeooo:rsid="001eef31" style:font-name-asian="Courier New" style:font-weight-asian="normal" style:font-name-complex="Courier New" style:font-weight-complex="normal"/>
    </style:style>
    <style:style style:name="T20" style:family="text">
      <style:text-properties style:font-name="Arial1" fo:font-size="10pt" fo:font-weight="normal" style:font-name-asian="Courier New" style:font-size-asian="10pt" style:font-weight-asian="normal" style:font-name-complex="Courier New" style:font-size-complex="10pt" style:font-weight-complex="normal"/>
    </style:style>
    <style:style style:name="T21" style:family="text">
      <style:text-properties style:font-name="Arial1" fo:font-size="10pt" fo:font-weight="normal" officeooo:rsid="001fe3df" style:font-name-asian="Courier New" style:font-size-asian="10pt" style:font-weight-asian="normal" style:font-name-complex="Courier New" style:font-size-complex="10pt" style:font-weight-complex="normal"/>
    </style:style>
    <style:style style:name="T22" style:family="text">
      <style:text-properties officeooo:rsid="001fe3df"/>
    </style:style>
    <style:style style:name="T23" style:family="text">
      <style:text-properties officeooo:rsid="001cdabc"/>
    </style:style>
    <style:style style:name="T24" style:family="text">
      <style:text-properties officeooo:rsid="001d9934"/>
    </style:style>
    <style:style style:name="T25" style:family="text">
      <style:text-properties fo:font-weight="bold" officeooo:rsid="001d1e9b" style:font-weight-asian="bold" style:font-weight-complex="bold"/>
    </style:style>
    <style:style style:name="T26" style:family="text">
      <style:text-properties officeooo:rsid="001eef31"/>
    </style:style>
    <style:style style:name="T27" style:family="text">
      <style:text-properties fo:font-size="9pt" style:font-size-asian="9pt" style:font-size-complex="9pt"/>
    </style:style>
    <style:style style:name="fr1" style:family="graphic" style:parent-style-name="Graphics">
      <style:graphic-properties fo:margin-left="0.1252in" fo:margin-right="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5">Normas</text:span><text:span text:style-name="T5"> </text:span><text:span text:style-name="T5">Generales</text:span></text:p>
      <text:p text:style-name="P19"><text:span text:style-name="T8">Numere</text:span><text:span text:style-name="T8"> </text:span><text:span text:style-name="T8">las</text:span><text:span text:style-name="T8"> </text:span><text:span text:style-name="T8">hojas</text:span><text:span text:style-name="T8"> </text:span><text:span text:style-name="T8">entregadas</text:span><text:span text:style-name="T8">. </text:span><text:span text:style-name="T9">Lea</text:span><text:span text:style-name="T9"> </text:span><text:span text:style-name="T9">detenidamente</text:span><text:span text:style-name="T9"> </text:span><text:span text:style-name="T9">cada</text:span><text:span text:style-name="T9"> </text:span><text:span text:style-name="T9">pregunta</text:span><text:span text:style-name="T9"> </text:span><text:span text:style-name="T9">y</text:span><text:span text:style-name="T9"> </text:span><text:span text:style-name="T9">consulte</text:span><text:span text:style-name="T9"> </text:span><text:span text:style-name="T9">las</text:span><text:span text:style-name="T9"> </text:span><text:span text:style-name="T9">dudas</text:span><text:span text:style-name="T9"> </text:span><text:span text:style-name="T9">de</text:span><text:span text:style-name="T9"> </text:span><text:span text:style-name="T9">interpretación</text:span><text:span text:style-name="T9"> </text:span><text:span text:style-name="T9">que</text:span><text:span text:style-name="T9"> </text:span><text:span text:style-name="T9">pudiesen</text:span><text:span text:style-name="T9"> </text:span><text:span text:style-name="T9">surgir</text:span><text:span text:style-name="T9">. </text:span><text:span text:style-name="T8">Complete</text:span><text:span text:style-name="T8"> </text:span><text:span text:style-name="T8">en</text:span><text:span text:style-name="T8"> </text:span><text:span text:style-name="T8">la</text:span><text:span text:style-name="T8"> </text:span><text:span text:style-name="T8">primera</text:span><text:span text:style-name="T8"> </text:span><text:span text:style-name="T8">hoja</text:span><text:span text:style-name="T8"> </text:span><text:span text:style-name="T8">la</text:span><text:span text:style-name="T8"> </text:span><text:span text:style-name="T8">cantidad</text:span><text:span text:style-name="T8"> </text:span><text:span text:style-name="T8">total</text:span><text:span text:style-name="T8"> </text:span><text:span text:style-name="T8">de</text:span><text:span text:style-name="T8"> </text:span><text:span text:style-name="T8">hojas</text:span><text:span text:style-name="T8"> </text:span><text:span text:style-name="T8">entregadas</text:span><text:span text:style-name="T8">.</text:span></text:p>
      <text:p text:style-name="P19"><text:span text:style-name="T8">Realice</text:span><text:span text:style-name="T8"> </text:span><text:span text:style-name="T8">este</text:span><text:span text:style-name="T8"> </text:span><text:span text:style-name="T8">parcial</text:span><text:span text:style-name="T8"> </text:span><text:span text:style-name="T8">en</text:span><text:span text:style-name="T8"> </text:span><text:span text:style-name="T8">lápiz</text:span><text:span text:style-name="T8">, </text:span><text:span text:style-name="T8">o</text:span><text:span text:style-name="T8"> </text:span><text:span text:style-name="T8">con</text:span><text:span text:style-name="T8"> </text:span><text:span text:style-name="T8">tinta</text:span><text:span text:style-name="T8"> </text:span><text:span text:style-name="T8">color</text:span><text:span text:style-name="T8"> </text:span><text:span text:style-name="T8">azul</text:span><text:span text:style-name="T8"> </text:span><text:span text:style-name="T8">o</text:span><text:span text:style-name="T8"> </text:span><text:span text:style-name="T8">negro</text:span><text:span text:style-name="T8">. </text:span><text:span text:style-name="T6">Por</text:span><text:span text:style-name="T6"> </text:span><text:span text:style-name="T6">favor</text:span><text:span text:style-name="T6"> </text:span><text:span text:style-name="T10">NO</text:span><text:span text:style-name="T5"> </text:span><text:span text:style-name="T5">utilice</text:span><text:span text:style-name="T5"> </text:span><text:span text:style-name="T5">rojo</text:span><text:span text:style-name="T5"> </text:span><text:span text:style-name="T5">ni</text:span><text:span text:style-name="T5"> </text:span><text:span text:style-name="T5">verde</text:span><text:span text:style-name="T8">. </text:span></text:p>
      <text:p text:style-name="P19"><text:span text:style-name="T12">I</text:span><text:span text:style-name="T8">dentificar</text:span><text:span text:style-name="T8"> </text:span><text:span text:style-name="T8">cada</text:span><text:span text:style-name="T8"> </text:span><text:span text:style-name="T8">hoja</text:span><text:span text:style-name="T8"> </text:span><text:span text:style-name="T8">con</text:span><text:span text:style-name="T8">: </text:span><text:span text:style-name="T8">Nombre</text:span><text:span text:style-name="T8">, </text:span><text:span text:style-name="T8">Apellido</text:span><text:span text:style-name="T8">, </text:span><text:span text:style-name="T8">Legajo</text:span><text:span text:style-name="T8">. </text:span></text:p>
      <text:p text:style-name="P20">Por favor entregar esta hoja y las restantes del tema junto al examen.</text:p>
      <text:p text:style-name="P23"/>
      <text:p text:style-name="P25">Parte a desarrollar en forma domiciliaria (librerias):</text:p>
      <text:p text:style-name="P24"><text:span text:style-name="T8">Escriba</text:span><text:span text:style-name="T8"> </text:span><text:span text:style-name="T8">en</text:span><text:span text:style-name="T8"> </text:span><text:span text:style-name="T8">sendos</text:span><text:span text:style-name="T8"> </text:span><text:span text:style-name="T8">archivos</text:span><text:span text:style-name="T8"> </text:span><text:span text:style-name="T8">fuente</text:span><text:span text:style-name="T8"> </text:span><text:span text:style-name="T8">las</text:span><text:span text:style-name="T8"> </text:span><text:span text:style-name="T8">siguientes</text:span><text:span text:style-name="T8"> </text:span><text:span text:style-name="T8">funciones</text:span><text:span text:style-name="T8">:</text:span></text:p>
      <text:p text:style-name="P2"><text:span text:style-name="T15">unsigned</text:span><text:span text:style-name="T15"> </text:span><text:span text:style-name="T15">int</text:span><text:span text:style-name="T15"> </text:span><text:span text:style-name="T15">my</text:span><text:span text:style-name="T15">_</text:span><text:span text:style-name="T15">s</text:span><text:span text:style-name="T15">tr</text:span><text:span text:style-name="T15">l</text:span><text:span text:style-name="T15">en</text:span><text:span text:style-name="T15"> (</text:span><text:span text:style-name="T15">char</text:span><text:span text:style-name="T15"> *</text:span><text:span text:style-name="T15">str</text:span><text:span text:style-name="T15">);</text:span></text:p>
      <text:p text:style-name="P13">donde:</text:p>
      <text:p text:style-name="P2"><text:span text:style-name="T15">char *str </text:span><text:span text:style-name="T12">es un puntero a char que contiene la dirección de inicio de una cadena de caracteres</text:span></text:p>
      <text:p text:style-name="P2"><text:span text:style-name="T12">Retorna</text:span><text:span text:style-name="T12">: </text:span><text:span text:style-name="T12">longitud</text:span><text:span text:style-name="T12"> </text:span><text:span text:style-name="T12">en</text:span><text:span text:style-name="T12"> </text:span><text:span text:style-name="T12">bytes</text:span><text:span text:style-name="T12"> </text:span><text:span text:style-name="T12">de</text:span><text:span text:style-name="T12"> </text:span><text:span text:style-name="T12">la</text:span><text:span text:style-name="T12"> </text:span><text:span text:style-name="T12">cadena</text:span><text:span text:style-name="T12"> </text:span><text:span text:style-name="T12">en</text:span><text:span text:style-name="T12"> </text:span><text:span text:style-name="T12">un</text:span><text:span text:style-name="T12"> </text:span><text:span text:style-name="T7">unsigned</text:span><text:span text:style-name="T7"> </text:span><text:span text:style-name="T7">int</text:span><text:span text:style-name="T8">. </text:span></text:p>
      <text:p text:style-name="P8"/>
      <text:p text:style-name="P2"><text:span text:style-name="T15">int</text:span><text:span text:style-name="T15"> </text:span><text:span text:style-name="T15">my</text:span><text:span text:style-name="T15">_</text:span><text:span text:style-name="T15">s</text:span><text:span text:style-name="T15">tr</text:span><text:span text:style-name="T15">e</text:span><text:span text:style-name="T15">qu</text:span><text:span text:style-name="T15"> (</text:span><text:span text:style-name="T15">char</text:span><text:span text:style-name="T15"> *</text:span><text:span text:style-name="T15">str</text:span><text:span text:style-name="T15">1, </text:span><text:span text:style-name="T15">char</text:span><text:span text:style-name="T15"> *</text:span><text:span text:style-name="T15">str</text:span><text:span text:style-name="T15">2</text:span><text:span text:style-name="T15">);</text:span></text:p>
      <text:p text:style-name="P30">donde:</text:p>
      <text:p text:style-name="P26"><text:span text:style-name="T15">char *str1 </text:span><text:span text:style-name="T12">es un puntero a char que contiene la dirección de inicio de una cadena de caracteres</text:span></text:p>
      <text:p text:style-name="P26"><text:span text:style-name="T15">char *str2 </text:span><text:span text:style-name="T12">es un puntero a char que contiene la dirección de inicio de una cadena de caracteres</text:span></text:p>
      <text:p text:style-name="P26"><text:span text:style-name="T12">Retorna: 1 si ambas cadenas de caracteres son idénticas, y 0 en caso contrario en un </text:span><text:span text:style-name="T11">int</text:span></text:p>
      <text:p text:style-name="P9"/>
      <text:p text:style-name="P10"><text:span text:style-name="T22">void </text:span>my_strtok(char *str<text:span text:style-name="T22">in</text:span>, char *str<text:span text:style-name="T22">out[]</text:span>, char tok);</text:p>
      <text:p text:style-name="P31">donde:</text:p>
      <text:p text:style-name="P27"><text:span text:style-name="T15">char *str</text:span><text:span text:style-name="T16">in</text:span><text:span text:style-name="T15"> </text:span><text:span text:style-name="T20">es </text:span><text:span text:style-name="T17">e</text:span><text:span text:style-name="T12">l string que queremos separar en partes</text:span></text:p>
      <text:p text:style-name="P27"><text:span text:style-name="T15">char *str</text:span><text:span text:style-name="T16">out[]</text:span><text:span text:style-name="T15"> </text:span><text:span text:style-name="T21">Un vector con los strings separados. El vector tendrá un string por posición del vector.</text:span></text:p>
      <text:p text:style-name="P38"><text:s text:c="7"/>El vector finalizará con un puntero nulo cuando no hayan mas partes. Si hay error será un puntero nulo.</text:p>
      <text:p text:style-name="P27"><text:span text:style-name="T15">char tok </text:span><text:span text:style-name="T20">es un carácter que nos permite separar el texto</text:span></text:p>
      <text:p text:style-name="P17"/>
      <text:p text:style-name="P9">FILE *my_getline(char *path, char *str);</text:p>
      <text:p text:style-name="P30">donde:</text:p>
      <text:p text:style-name="P26"><text:span text:style-name="T15">char *path </text:span><text:span text:style-name="T12">es un puntero a char que contiene el archivo a levantar</text:span></text:p>
      <text:p text:style-name="P26"><text:span text:style-name="T15">char *str </text:span><text:span text:style-name="T17">e</text:span><text:span text:style-name="T12">l string con la primera linea (hasta un CRLF) del archivo</text:span></text:p>
      <text:p text:style-name="P37">Retorna: Un puntero a la estructura FILE del archivo</text:p>
      <text:p text:style-name="P37"/>
      <text:p text:style-name="P11"><text:span text:style-name="T26">void </text:span>my_getnextline(FILE *fp<text:span text:style-name="T26">, char *str</text:span>);</text:p>
      <text:p text:style-name="P30">donde:</text:p>
      <text:p text:style-name="P26"><text:span text:style-name="T15">FILE *fp </text:span><text:span text:style-name="T12">es la estructura que se refiere al archivo a leer/usar</text:span></text:p>
      <text:p text:style-name="P29"><text:span text:style-name="T18">char *str </text:span><text:span text:style-name="T19">e</text:span>l string con la siguiente linea (hasta un CRLF) del archivo</text:p>
      <text:p text:style-name="P37"/>
      <text:p text:style-name="P15"><text:span text:style-name="T8">Estas funciones formaran parte de una librería que nos permitirá desarrollar una solución para procesamiento de archivos de log. </text:span><text:span text:style-name="T6">Este programa estará en otro archivo fuente</text:span><text:span text:style-name="T8">.</text:span></text:p>
      <text:p text:style-name="P12"/>
      <text:p text:style-name="P16">Se pide:</text:p>
      <text:p text:style-name="P2"><text:span text:style-name="T12">1. </text:span><text:span text:style-name="T12">Escribir</text:span><text:span text:style-name="T12"> </text:span><text:span text:style-name="T12">los</text:span><text:span text:style-name="T12"> </text:span><text:span text:style-name="T12">programas</text:span><text:span text:style-name="T12"> </text:span><text:span text:style-name="T12">fuente</text:span><text:span text:style-name="T12"> </text:span><text:span text:style-name="T12">con</text:span><text:span text:style-name="T12"> </text:span><text:span text:style-name="T12">al</text:span><text:span text:style-name="T12"> </text:span><text:span text:style-name="T12">menos</text:span><text:span text:style-name="T12"> </text:span><text:span text:style-name="T12">la</text:span><text:span text:style-name="T12"> </text:span><text:span text:style-name="T12">siguiente</text:span><text:span text:style-name="T12"> </text:span><text:span text:style-name="T12">estructura</text:span><text:span text:style-name="T12"> </text:span><text:span text:style-name="T12">de</text:span><text:span text:style-name="T12"> </text:span><text:span text:style-name="T12">archivos</text:span></text:p>
      <text:p text:style-name="P8">my_str.h<text:tab/>Contiene prototipos de las tres funciones de string y otras entidades que considere útiles</text:p>
      <text:p text:style-name="P8">my_str.<text:span text:style-name="T23">c</text:span><text:tab/>Contiene el código de las funciones de string</text:p>
      <text:p text:style-name="P16">my_file.h<text:tab/>Contiene código de las dos funciones de archivos y otras entidades que considere útiles</text:p>
      <text:p text:style-name="P8">my_file.c<text:tab/>Contiene código de las funciones de string</text:p>
      <text:p text:style-name="P8">main.c<text:tab/><text:tab/>Va a tener el código del programa principal</text:p>
      <text:p text:style-name="P2"><text:span text:style-name="T12">Puede</text:span><text:span text:style-name="T12"> </text:span><text:span text:style-name="T12">incluir</text:span><text:span text:style-name="T12"> </text:span><text:span text:style-name="T12">otras</text:span><text:span text:style-name="T12"> </text:span><text:span text:style-name="T12">funciones</text:span><text:span text:style-name="T12"> </text:span><text:span text:style-name="T12">en</text:span><text:span text:style-name="T12"> </text:span><text:span text:style-name="T12">archivos</text:span><text:span text:style-name="T12"> </text:span><text:span text:style-name="T12">fuente</text:span><text:span text:style-name="T12"> </text:span><text:span text:style-name="T12">separados</text:span><text:span text:style-name="T12">, </text:span><text:span text:style-name="T12">en</text:span><text:span text:style-name="T12"> </text:span><text:span text:style-name="T12">cuyo</text:span><text:span text:style-name="T12"> </text:span><text:span text:style-name="T12">caso</text:span><text:span text:style-name="T12"> </text:span><text:span text:style-name="T12">se</text:span><text:span text:style-name="T12"> </text:span><text:span text:style-name="T12">requiere</text:span><text:span text:style-name="T12"> </text:span><text:span text:style-name="T12">otro</text:span><text:span text:style-name="T12"> </text:span><text:span text:style-name="T12">header</text:span><text:span text:style-name="T12"> </text:span><text:span text:style-name="T12">en</text:span><text:span text:style-name="T12"> </text:span><text:span text:style-name="T12">el</text:span><text:span text:style-name="T12"> </text:span><text:span text:style-name="T12">que</text:span><text:span text:style-name="T12"> </text:span><text:span text:style-name="T12">se</text:span><text:span text:style-name="T12"> </text:span><text:span text:style-name="T12">defina</text:span><text:span text:style-name="T12"> </text:span><text:span text:style-name="T12">los</text:span><text:span text:style-name="T12"> </text:span><text:span text:style-name="T12">prototipos</text:span><text:span text:style-name="T12"> </text:span><text:span text:style-name="T12">de</text:span><text:span text:style-name="T12"> </text:span><text:span text:style-name="T12">estas</text:span><text:span text:style-name="T12"> </text:span><text:span text:style-name="T12">funciones</text:span><text:span text:style-name="T12"> </text:span><text:span text:style-name="T12">y</text:span><text:span text:style-name="T12"> </text:span><text:span text:style-name="T12">otras</text:span><text:span text:style-name="T12"> </text:span><text:span text:style-name="T12">entidades</text:span><text:span text:style-name="T12"> </text:span><text:span text:style-name="T12">de</text:span><text:span text:style-name="T12"> </text:span><text:span text:style-name="T12">programa</text:span><text:span text:style-name="T12"> </text:span><text:span text:style-name="T12">que</text:span><text:span text:style-name="T12"> </text:span><text:span text:style-name="T12">considere</text:span><text:span text:style-name="T12"> </text:span><text:span text:style-name="T12">útiles</text:span><text:span text:style-name="T12">.</text:span></text:p>
      <text:p text:style-name="P14"/>
      <text:p text:style-name="P18">Parte a desarrollar en clase (main):</text:p>
      <text:p text:style-name="P8"/>
      <text:p text:style-name="P16">Tenemos un archivo que tiene las llamadas de una hora de una Red Telefónica. En el listado aparece:</text:p>
      <text:list xml:id="list3107481783527901462" text:style-name="L1">
        <text:list-item>
          <text:p text:style-name="P54"><text:span text:style-name="T12">Numero</text:span><text:span text:style-name="T12"> </text:span><text:span text:style-name="T12">de</text:span><text:span text:style-name="T12"> </text:span><text:span text:style-name="T12">origen</text:span><text:span text:style-name="T12"> </text:span><text:span text:style-name="T12">ejemplo</text:span><text:span text:style-name="T12"> 1145426138</text:span></text:p>
        </text:list-item>
        <text:list-item>
          <text:p text:style-name="P54"><text:span text:style-name="T12">Numero</text:span><text:span text:style-name="T12"> </text:span><text:span text:style-name="T12">de</text:span><text:span text:style-name="T12"> </text:span><text:span text:style-name="T12">destino</text:span><text:span text:style-name="T12"> </text:span><text:span text:style-name="T12">Ejemplo</text:span><text:span text:style-name="T12"> 3514241328</text:span></text:p>
        </text:list-item>
        <text:list-item>
          <text:p text:style-name="P54"><text:span text:style-name="T12">Central</text:span><text:span text:style-name="T12"> </text:span><text:span text:style-name="T12">de</text:span><text:span text:style-name="T12"> </text:span><text:span text:style-name="T12">origen</text:span></text:p>
        </text:list-item>
        <text:list-item>
          <text:p text:style-name="P54"><text:span text:style-name="T12">Central</text:span><text:span text:style-name="T12"> </text:span><text:span text:style-name="T12">destino</text:span></text:p>
        </text:list-item>
      </text:list>
      <text:p text:style-name="P34"/>
      <text:p text:style-name="P8">Por otro lado tenemos un segudo archivo que tiene:</text:p>
      <text:list xml:id="list4448994023574688519" text:style-name="L2">
        <text:list-item>
          <text:p text:style-name="P55">Central</text:p>
        </text:list-item>
        <text:list-item>
          <text:p text:style-name="P55">Latitud</text:p>
        </text:list-item>
        <text:list-item>
          <text:p text:style-name="P55">Longitud</text:p>
        </text:list-item>
      </text:list>
      <text:p text:style-name="P34"/>
      <text:p text:style-name="P39">a) <text:s/><text:tab/>Calcular para cada llamada la distancia en km de la misma utilizando la siguiente función <text:span text:style-name="T27">(basada en http://www.genbetadev.com/cnet/como-calcular-la-distancia-entre-dos-puntos-geograficos-en-c-formula-de-haversine)</text:span></text:p>
      <text:p text:style-name="P8"/>
      <text:p text:style-name="P42">float calculaDistancia (float a, float b, float c, float d)</text:p>
      <text:p text:style-name="P42">{ <text:s text:c="5"/><text:tab/></text:p>
      <text:p text:style-name="P42"><text:s text:c="8"/><text:tab/>float aux_a, aux_b, lon_a, lon_b, lat_a, lat_b, dif_lon, dif_lat;</text:p>
      <text:p text:style-name="P42"><text:s/></text:p>
      <text:p text:style-name="P42"><text:s text:c="8"/><text:tab/>lat_b = b * PI / 180; <text:s text:c="22"/><text:tab/></text:p>
      <text:p text:style-name="P42"><text:s text:c="8"/><text:tab/>lat_a = a * PI / 180; <text:s text:c="22"/><text:tab/></text:p>
      <text:p text:style-name="P42"><text:s text:c="8"/><text:tab/>lon_b = d * PI / 180; <text:s text:c="32"/><text:tab/></text:p>
      <text:p text:style-name="P42"><text:s text:c="8"/><text:tab/>lon_a = c * PI / 180; <text:s text:c="21"/><text:tab/></text:p>
      <text:p text:style-name="P42"><text:s text:c="8"/><text:tab/></text:p>
      <text:p text:style-name="P42"><text:s text:c="8"/><text:tab/>if (lat_b &gt;= lat_a)</text:p>
      <text:p text:style-name="P42"><text:s text:c="20"/><text:tab/>dif_lat = lat_b - lat_a;</text:p>
      <text:p text:style-name="P42"><text:s text:c="8"/><text:tab/>else </text:p>
      <text:p text:style-name="P42"><text:s text:c="20"/><text:tab/>dif_lat = lat_a - lat_b;</text:p>
      <text:p text:style-name="P42"/>
      <text:p text:style-name="P43"><text:s text:c="8"/><text:tab/>if (lon_b &gt;= lon_a)</text:p>
      <text:p text:style-name="P42"><text:s text:c="20"/><text:tab/>dif_lon = lon_b - lon_a;</text:p>
      <text:p text:style-name="P42"><text:s text:c="8"/><text:tab/>else</text:p>
      <text:p text:style-name="P42"><text:s text:c="20"/><text:tab/>dif_lon = lon_a - lon_b;</text:p>
      <text:p text:style-name="P42"/>
      <text:p text:style-name="P43"><text:s text:c="8"/><text:tab/>aux_a = pow((sin(dif_lat / 2)), 2) + cos(lat_b) * cos(lat_a) * pow((sin(dif_lon / 2)), 2);</text:p>
      <text:p text:style-name="P42"><text:s text:c="8"/><text:tab/>aux_b = 2 * atan2(sqrt(aux_a), sqrt(1 - aux_a));</text:p>
      <text:p text:style-name="P42"/>
      <text:p text:style-name="P43"><text:s text:c="8"/><text:tab/>d = 6371 * aux_b;</text:p>
      <text:p text:style-name="P42"/>
      <text:p text:style-name="P43"><text:s text:c="8"/><text:tab/>return d;</text:p>
      <text:p text:style-name="P43">}</text:p>
      <text:p text:style-name="P8"><text:s/></text:p>
      <text:p text:style-name="P56">Esta función y PI se encuentran declaradas en my_dist.h y my_dist.c</text:p>
      <text:p text:style-name="P57">Los resultados deberá mostrarlos por pantalla, una linea por cada linea en el archivo/string llamados.txt</text:p>
      <text:p text:style-name="P57">Se adjuntan los archivos, pero si desea trabajar con strings puede declarar los strings char *llamados y char *centrales en el header my_dist.h</text:p>
      <text:p text:style-name="P40">b) Agregar un nuevo listado con el siguiente formato:</text:p>
      <text:p text:style-name="P33">NumeroA;NumeroB;CentralA;CentralB;Distancia;Tarifa</text:p>
      <text:p text:style-name="P28"><text:s/></text:p>
      <text:p text:style-name="P32"><text:span text:style-name="T12">Donde</text:span><text:span text:style-name="T12"> </text:span><text:span text:style-name="T12">tarifa</text:span><text:span text:style-name="T12"> = $10 </text:span><text:span text:style-name="T12">si</text:span><text:span text:style-name="T12"> </text:span><text:span text:style-name="T12">dist</text:span><text:span text:style-name="T12"> &lt;100 </text:span><text:span text:style-name="T12">km</text:span></text:p>
      <text:p text:style-name="P33">Tarifa = $20 si 100km=&lt;dist&lt;200km</text:p>
      <text:p text:style-name="P32"><text:span text:style-name="T12">Tarifa = $30 si dist &gt;=</text:span><text:span text:style-name="T13">2</text:span><text:span text:style-name="T12">00km</text:span></text:p>
      <text:p text:style-name="P33"/>
      <text:p text:style-name="P35">c) Cual fue la max y min dist</text:p>
      <text:p text:style-name="P36">d) Listado de llamadas agrupados por tarifa.</text:p>
      <text:p text:style-name="P8"/>
      <text:p text:style-name="P8">2. Escribir los comandos necesarios para construir el programa ejecutable. Se requiere explicar que herramienta de desarrollo se invoca en cada uno de los comandos, y cual es la función de dicha herramienta.</text:p>
      <text:p text:style-name="P15"/>
      <text:p text:style-name="P41">Preguntas Generales</text:p>
      <text:list xml:id="list3144935067835378982" text:style-name="LS1">
        <text:list-item>
          <text:p text:style-name="P46"/>
          <text:list>
            <text:list-item>
              <text:p text:style-name="P47"><text:s/>¿Para que se utiliza el comando chmod? ¿Y chown?</text:p>
            </text:list-item>
            <text:list-item>
              <text:p text:style-name="P49"><text:s/>¿Para que sirve el usuario root? ¿Y sudo?</text:p>
            </text:list-item>
            <text:list-item>
              <text:p text:style-name="P47"><text:s/>¿Con qué comando podemos eliminar un archivo desde la consola?</text:p>
              <text:p text:style-name="P49"/>
            </text:list-item>
          </text:list>
        </text:list-item>
        <text:list-item>
          <text:p text:style-name="P46"/>
          <text:list>
            <text:list-item>
              <text:p text:style-name="P47"><text:s/>¿Cuál es la diferencia entre un header y una librería?</text:p>
            </text:list-item>
            <text:list-item>
              <text:p text:style-name="P47"><text:s/>¿Qué contiene cada uno?</text:p>
            </text:list-item>
            <text:list-item>
              <text:p text:style-name="P47"><text:s/>¿Dónde especificamos la inclusión de un header en nuestro programa? </text:p>
              <text:p text:style-name="P49"/>
            </text:list-item>
          </text:list>
        </text:list-item>
        <text:list-item>
          <text:p text:style-name="P46"/>
          <text:list>
            <text:list-item>
              <text:p text:style-name="P47"><text:s/>¿Qué es una variable? Explique tipos, tamaños en bytes, rangos de cada tipo.</text:p>
            </text:list-item>
            <text:list-item>
              <text:p text:style-name="P47"><text:s/>¿Qué es un puntero?</text:p>
            </text:list-item>
            <text:list-item>
              <text:p text:style-name="P50"><text:s/>¿Qué es un vector? ¿Y una matriz?</text:p>
            </text:list-item>
          </text:list>
          <text:p text:style-name="P50"><text:s/></text:p>
        </text:list-item>
        <text:list-item>
          <text:p text:style-name="P50"><text:s/>Dado la siguiente declaración de un array:</text:p>
          <text:p text:style-name="P58">int v[5] = {32,12,15,89,6};</text:p>
          <text:list>
            <text:list-item>
              <text:list>
                <text:list-header>
                  <text:p text:style-name="P48">y asumiendo que el sistema operativo nos asigna la dirección 0xbfff0000 para el comienzo del mismo:</text:p>
                </text:list-header>
              </text:list>
            </text:list-item>
            <text:list-item>
              <text:p text:style-name="P45"><text:span text:style-name="T12"><text:s/>¿Qué dirección de memoria contendrá el valor de </text:span><text:span text:style-name="T14">v[2] </text:span><text:span text:style-name="T12">?</text:span></text:p>
            </text:list-item>
            <text:list-item>
              <text:p text:style-name="P45"><text:span text:style-name="T12"><text:s/>¿Qué dirección de memoria resultará de resolver </text:span><text:span text:style-name="T14">v+3 </text:span><text:span text:style-name="T12">?</text:span></text:p>
            </text:list-item>
            <text:list-item>
              <text:p text:style-name="P45"><text:span text:style-name="T12"><text:s/>Indique cómo accedería al valor </text:span><text:span text:style-name="T14">89 </text:span><text:span text:style-name="T12">dentro del vector, por cualquier método que conozca.</text:span></text:p>
            </text:list-item>
            <text:list-item>
              <text:p text:style-name="P51"><text:span text:style-name="T12"><text:s/>Podemos recorrer el vector utilizando post-incremento</text:span><text:span text:style-name="T14"> (v++) </text:span><text:span text:style-name="T12">? Justifique su respuesta.</text:span></text:p>
            </text:list-item>
            <text:list-item>
              <text:p text:style-name="P51"><text:span text:style-name="T12"><text:s/>Recibiríamos algún error durante la compilación o el linkeo si tratáramos de acceder al contenido de </text:span><text:span text:style-name="T14">v+10</text:span><text:span text:style-name="T12">? Justifique su respuesta. </text:span></text:p>
              <text:p text:style-name="P49"/>
            </text:list-item>
          </text:list>
        </text:list-item>
        <text:list-item>
          <text:p text:style-name="P53"><text:s/>Escribir una función que recibe las coordenadas rectangulares de dos puntos del plano y calcule la distancia entre ellos.</text:p>
        </text:list-item>
      </text:list>
      <text:p text:style-name="P21"/>
      <text:p text:style-name="P21"/>
      <text:p text:style-name="P22"><text:span text:style-name="T25">IMPORTANTE: </text:span><text:span text:style-name="T24">Para ser homegeneos con la cátedra no evaluaremos archivos en este parcial. Como ya lo vimos lo pueden usar los que se sientan cómodos con el tema. Esto les permitirá practicarlo y evitar el uso de char *strings constantes con el contenido de los archivos (como vimos en clase antes de llegar a dar el tema de arch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Georgia" svg:font-family="Georgia"/>
    <style:font-face style:name="OpenSymbol" svg:font-family="OpenSymbol"/>
    <style:font-face style:name="Signet Roundhand ATT" svg:font-family="'Signet Roundhand ATT'"/>
    <style:font-face style:name="Verdana" svg:font-family="Verdana"/>
    <style:font-face style:name="Arial1" svg:font-family="Arial" style:font-family-generic="swis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keep-together="always" fo:break-before="auto" fo:break-after="auto" fo:keep-with-next="always"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List1Level2" style:family="text">
      <style:text-properties style:font-name="Arial" fo:font-size="9pt" style:font-name-asian="Arial" style:font-size-asian="9pt" style:font-name-complex="Arial" style:font-size-complex="9pt"/>
    </style:style>
    <style:style style:name="List1Level3" style:family="text">
      <style:text-properties style:font-name="Arial" fo:font-size="9pt" style:font-name-asian="Arial" style:font-size-asian="9pt" style:font-name-complex="Arial" style:font-size-complex="9pt"/>
    </style:style>
    <style:style style:name="List1Level4" style:family="text">
      <style:text-properties style:font-name="Arial" fo:font-size="9pt" style:font-name-asian="Arial" style:font-size-asian="9pt" style:font-name-complex="Arial" style:font-size-complex="9pt"/>
    </style:style>
    <style:style style:name="List1Level5" style:family="text">
      <style:text-properties style:font-name="Arial" fo:font-size="9pt" style:font-name-asian="Arial" style:font-size-asian="9pt" style:font-name-complex="Arial" style:font-size-complex="9pt"/>
    </style:style>
    <style:style style:name="List1Level6" style:family="text">
      <style:text-properties style:font-name="Arial" fo:font-size="9pt" style:font-name-asian="Arial" style:font-size-asian="9pt" style:font-name-complex="Arial" style:font-size-complex="9pt"/>
    </style:style>
    <style:style style:name="List1Level7" style:family="text">
      <style:text-properties style:font-name="Arial" fo:font-size="9pt" style:font-name-asian="Arial" style:font-size-asian="9pt" style:font-name-complex="Arial" style:font-size-complex="9pt"/>
    </style:style>
    <style:style style:name="List1Level8" style:family="text">
      <style:text-properties style:font-name="Arial" fo:font-size="9pt" style:font-name-asian="Arial" style:font-size-asian="9pt" style:font-name-complex="Arial" style:font-size-complex="9pt"/>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1Level0" style:family="text"/>
    <style:style style:name="List1Level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prefix=" " style:num-suffix="." style:num-format="1">
        <style:list-level-properties text:space-before="0.25in"/>
      </text:list-level-style-number>
      <text:list-level-style-number text:level="2" text:style-name="List1Level1" style:num-prefix=" " style:num-suffix=")" style:num-format="a">
        <style:list-level-properties text:space-before="0.75in"/>
      </text:list-level-style-number>
      <text:list-level-style-bullet text:level="3" text:style-name="List1Level2" text:bullet-char="●">
        <style:list-level-properties text:space-before="1.3752in"/>
        <style:text-properties style:font-name="Arial"/>
      </text:list-level-style-bullet>
      <text:list-level-style-bullet text:level="4" text:style-name="List1Level3" text:bullet-char="●">
        <style:list-level-properties text:space-before="1.75in"/>
        <style:text-properties style:font-name="Arial"/>
      </text:list-level-style-bullet>
      <text:list-level-style-bullet text:level="5" text:style-name="List1Level4" text:bullet-char="●">
        <style:list-level-properties text:space-before="2.25in"/>
        <style:text-properties style:font-name="Arial"/>
      </text:list-level-style-bullet>
      <text:list-level-style-bullet text:level="6" text:style-name="List1Level5" text:bullet-char="●">
        <style:list-level-properties text:space-before="2.8752in"/>
        <style:text-properties style:font-name="Arial"/>
      </text:list-level-style-bullet>
      <text:list-level-style-bullet text:level="7" text:style-name="List1Level6" text:bullet-char="●">
        <style:list-level-properties text:space-before="3.25in"/>
        <style:text-properties style:font-name="Arial"/>
      </text:list-level-style-bullet>
      <text:list-level-style-bullet text:level="8" text:style-name="List1Level7" text:bullet-char="●">
        <style:list-level-properties text:space-before="3.75in"/>
        <style:text-properties style:font-name="Arial"/>
      </text:list-level-style-bullet>
      <text:list-level-style-bullet text:level="9" text:style-name="List1Level8" text:bullet-char="●">
        <style:list-level-properties text:space-before="4.37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799in" fo:margin-left="0in" table:align="left" style:writing-mode="lr-tb"/>
    </style:style>
    <style:style style:name="Table1.A" style:family="table-column">
      <style:table-column-properties style:column-width="0.8528in"/>
    </style:style>
    <style:style style:name="Table1.B" style:family="table-column">
      <style:table-column-properties style:column-width="3.7569in"/>
    </style:style>
    <style:style style:name="Table1.C" style:family="table-column">
      <style:table-column-properties style:column-width="2.0701in"/>
    </style:style>
    <style:style style:name="Table1.A1" style:family="table-cell">
      <style:table-cell-properties style:vertical-align="top" fo:background-color="#ffffff" fo:padding="0in" fo:border-left="0.25pt solid #000000" fo:border-right="0.25pt solid #000000" fo:border-top="0.25pt solid #000000" fo:border-bottom="0.5pt solid #000000">
        <style:background-image/>
      </style:table-cell-properties>
    </style:style>
    <style:style style:name="Table2" style:family="table">
      <style:table-properties style:width="6.6979in" fo:margin-left="0in" table:align="left" style:writing-mode="lr-tb"/>
    </style:style>
    <style:style style:name="Table2.A" style:family="table-column">
      <style:table-column-properties style:column-width="4.1354in"/>
    </style:style>
    <style:style style:name="Table2.B" style:family="table-column">
      <style:table-column-properties style:column-width="1.4271in"/>
    </style:style>
    <style:style style:name="Table2.C" style:family="table-column">
      <style:table-column-properties style:column-width="1.1354in"/>
    </style:style>
    <style:style style:name="Table2.A1" style:family="table-cell">
      <style:table-cell-properties style:vertical-align="top" fo:background-color="#ffffff" fo:padding-left="0.075in" fo:padding-right="0.075in" fo:padding-top="0in" fo:padding-bottom="0in" fo:border="0.5pt solid #000000">
        <style:background-image/>
      </style:table-cell-properties>
    </style:style>
    <style:style style:name="MP1" style:family="paragraph" style:parent-style-name="Standard" style:master-page-name="Standard">
      <style:paragraph-properties fo:margin-left="0in" fo:margin-right="0in" fo:margin-top="0in" fo:margin-bottom="0.139in" style:contextual-spacing="false" fo:line-height="115%" fo:text-align="start" style:justify-single-word="false" fo:text-indent="0in" style:auto-text-indent="false" style:page-number="auto" fo:break-before="auto" fo:break-after="auto" style:writing-mode="lr-tb"/>
    </style:style>
    <style:style style:name="MP2"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style>
    <style:style style:name="MP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ab-stops>
          <style:tab-stop style:position="3in" style:type="center"/>
          <style:tab-stop style:position="6in" style:type="right"/>
        </style:tab-stops>
      </style:paragraph-properties>
    </style:style>
    <style:style style:name="MP4"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MP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style>
    <style:style style:name="MP6"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font-name="Verdana" fo:font-size="11pt"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MP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ab-stops>
          <style:tab-stop style:position="2.9528in" style:type="center"/>
          <style:tab-stop style:position="5.9055in" style:type="right"/>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style>
    <style:style style:name="MT1" style:family="text">
      <style:text-properties fo:color="#000000" style:text-line-through-style="none" style:font-name="Signet Roundhand ATT" fo:font-size="12pt" fo:font-style="normal" style:text-underline-style="none" fo:font-weight="bold" style:font-name-asian="Signet Roundhand ATT" style:font-size-asian="12pt" style:font-style-asian="normal" style:font-weight-asian="bold" style:font-name-complex="Signet Roundhand ATT" style:font-size-complex="12pt" style:font-style-complex="normal" style:font-weight-complex="bold"/>
    </style:style>
    <style:style style:name="MT2" style:family="text">
      <style:text-properties fo:color="#000000" style:text-line-through-style="none" style:font-name="Verdana" fo:font-size="11pt"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MT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MT4"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Mfr1" style:family="graphic" style:parent-style-name="Graphics">
      <style:graphic-properties fo:margin-left="0.1252in" fo:margin-right="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2681in" fo:page-height="11.6929in" style:num-format="1" style:print-orientation="portrait" fo:margin-top="0.4917in" fo:margin-bottom="0.4917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929in" style:dynamic-spacing="true"/>
      </style:header-style>
      <style:footer-style>
        <style:header-footer-properties fo:min-height="0.8862in" fo:margin-left="0in" fo:margin-right="0in" fo:margin-top="0.8862in"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table-cell table:style-name="Table1.A1" office:value-type="string">
              <text:p text:style-name="MP2"><draw:frame draw:style-name="Mfr1" draw:name="graphics1" text:anchor-type="as-char" svg:width="0.6827in" svg:height="0.7429in" draw:z-index="2"><draw:image xlink:href="Pictures/10000000000000780000007F0C444B59.png" xlink:type="simple" xlink:show="embed" xlink:actuate="onLoad"/></draw:frame></text:p>
            </table:table-cell>
            <table:table-cell table:style-name="Table1.A1" office:value-type="string">
              <text:p text:style-name="MP3"><text:span text:style-name="MT1">Universidad</text:span><text:span text:style-name="MT1"> </text:span><text:span text:style-name="MT1">Tecnológica</text:span><text:span text:style-name="MT1"> </text:span><text:span text:style-name="MT1">Nacional</text:span></text:p>
              <text:p text:style-name="MP3"><text:span text:style-name="MT1">Facultad</text:span><text:span text:style-name="MT1"> </text:span><text:span text:style-name="MT1">Regional</text:span><text:span text:style-name="MT1"> <text:s/></text:span><text:span text:style-name="MT1">Buenos</text:span><text:span text:style-name="MT1"> </text:span><text:span text:style-name="MT1">Aires</text:span></text:p>
              <text:p text:style-name="MP3"><text:span text:style-name="MT1">Departamento</text:span><text:span text:style-name="MT1"> </text:span><text:span text:style-name="MT1">de</text:span><text:span text:style-name="MT1"> </text:span><text:span text:style-name="MT1">Ingeniería</text:span><text:span text:style-name="MT1"> </text:span><text:span text:style-name="MT1">Electrónica</text:span></text:p>
            </table:table-cell>
            <table:table-cell table:style-name="Table1.A1" office:value-type="string">
              <text:p text:style-name="MP2"><text:span text:style-name="MT2">Informática</text:span><text:span text:style-name="MT2"> </text:span><text:span text:style-name="MT2">I</text:span></text:p>
              <text:p text:style-name="MP4">28 de Junio de 2014</text:p>
              <text:p text:style-name="MP2"><text:span text:style-name="MT3">1° </text:span><text:span text:style-name="MT3">Parcial</text:span></text:p>
            </table:table-cell>
          </table:table-row>
        </table:table>
        <text:p text:style-name="MP5"/>
        <table:table table:name="Table2" table:style-name="Table2">
          <table:table-column table:style-name="Table2.A"/>
          <table:table-column table:style-name="Table2.B"/>
          <table:table-column table:style-name="Table2.C"/>
          <table:table-row>
            <table:table-cell table:style-name="Table2.A1" office:value-type="string">
              <text:p text:style-name="MP2"><text:span text:style-name="MT2">Apellido</text:span><text:span text:style-name="MT2"> </text:span><text:span text:style-name="MT2">y</text:span><text:span text:style-name="MT2"> </text:span><text:span text:style-name="MT2">Nombres</text:span></text:p>
            </table:table-cell>
            <table:table-cell table:style-name="Table2.A1" office:value-type="string">
              <text:p text:style-name="MP6">Legajo</text:p>
            </table:table-cell>
            <table:table-cell table:style-name="Table2.A1" office:value-type="string">
              <text:p text:style-name="MP2"><text:span text:style-name="MT2"># </text:span><text:span text:style-name="MT2">de</text:span><text:span text:style-name="MT2"> </text:span><text:span text:style-name="MT2">Hojas</text:span></text:p>
            </table:table-cell>
          </table:table-row>
          <table:table-row>
            <table:table-cell table:style-name="Table2.A1" office:value-type="string">
              <text:p text:style-name="MP7"/>
            </table:table-cell>
            <table:table-cell table:style-name="Table2.A1" office:value-type="string">
              <text:p text:style-name="MP7"/>
            </table:table-cell>
            <table:table-cell table:style-name="Table2.A1" office:value-type="string">
              <text:p text:style-name="MP7"/>
            </table:table-cell>
          </table:table-row>
        </table:table>
        <text:p text:style-name="MP8"/>
      </style:header>
      <style:footer>
        <text:p text:style-name="MP2"><text:span text:style-name="MT4">Página</text:span><text:span text:style-name="MT4"> </text:span><text:span text:style-name="MT4"><text:page-number text:select-page="current">3</text:page-number></text:span><text:span text:style-name="MT4"> </text:span><text:span text:style-name="MT4">de</text:span><text:span text:style-name="MT4"> </text:span><text:span text:style-name="MT4"><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 LibreOffice_project/400m0$Build-3</meta:generator>
    <dc:title/>
    <meta:initial-creator/>
    <meta:editing-cycles>13</meta:editing-cycles>
    <dc:date>2014-06-28T11:13:49</dc:date>
    <meta:editing-duration>PT40M59S</meta:editing-duration>
    <meta:document-statistic meta:table-count="2" meta:image-count="1" meta:object-count="0" meta:page-count="3" meta:paragraph-count="121" meta:word-count="1055" meta:character-count="6581" meta:non-whitespace-character-count="5287"/>
  </office:meta>
</office:document-meta>
</file>